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Batang" svg:font-family="Batang" style:font-family-generic="system" style:font-pitch="fixed" svg:panose-1="2 3 6 0 0 1 1 1 1 1"/>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0" style:master-page-name="MP0" style:family="paragraph">
      <style:paragraph-properties fo:break-before="page" fo:margin-left="-1.352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fo:font-weight="bold" style:font-weight-asian="bold" style:font-weight-complex="bold" fo:font-size="16pt" style:font-size-asian="16pt" style:font-size-complex="16pt"/>
    </style:style>
    <style:style style:name="TableColumn3" style:family="table-column">
      <style:table-column-properties style:column-width="6.6409in" style:use-optimal-column-width="false"/>
    </style:style>
    <style:style style:name="Table2" style:family="table">
      <style:table-properties style:width="6.6409in" fo:margin-left="0in" table:align="left"/>
    </style:style>
    <style:style style:name="TableRow4" style:family="table-row">
      <style:table-row-properties style:min-row-height="0.4784in" style:use-optimal-row-height="false"/>
    </style:style>
    <style:style style:name="TableCell5" style:family="table-cell">
      <style:table-cell-properties fo:border="0.0069in solid #000000" style:writing-mode="lr-tb" style:vertical-align="middle" fo:padding-top="0in" fo:padding-left="0.075in" fo:padding-bottom="0in" fo:padding-right="0.075in"/>
    </style:style>
    <style:style style:name="P6" style:parent-style-name="s0" style:family="paragraph">
      <style:paragraph-properties fo:text-align="center" fo:text-indent="0.0979in">
        <style:tab-stops>
          <style:tab-stop style:type="left" style:position="0.752in"/>
          <style:tab-stop style:type="left" style:position="1.1111in"/>
          <style:tab-stop style:type="left" style:position="1.6666in"/>
          <style:tab-stop style:type="left" style:position="2.2222in"/>
          <style:tab-stop style:type="left" style:position="2.7777in"/>
          <style:tab-stop style:type="left" style:position="3.3333in"/>
          <style:tab-stop style:type="left" style:position="3.8888in"/>
          <style:tab-stop style:type="left" style:position="4.4444in"/>
          <style:tab-stop style:type="left" style:position="5in"/>
          <style:tab-stop style:type="left" style:position="5.5555in"/>
          <style:tab-stop style:type="left" style:position="6.1111in"/>
          <style:tab-stop style:type="left" style:position="6.6666in"/>
          <style:tab-stop style:type="left" style:position="7.2222in"/>
          <style:tab-stop style:type="left" style:position="7.7777in"/>
          <style:tab-stop style:type="left" style:position="8.3333in"/>
          <style:tab-stop style:type="left" style:position="8.8888in"/>
          <style:tab-stop style:type="left" style:position="9.4444in"/>
          <style:tab-stop style:type="left" style:position="10in"/>
          <style:tab-stop style:type="left" style:position="10.5555in"/>
          <style:tab-stop style:type="left" style:position="11.1111in"/>
          <style:tab-stop style:type="left" style:position="11.6666in"/>
          <style:tab-stop style:type="left" style:position="12.2222in"/>
          <style:tab-stop style:type="left" style:position="12.7777in"/>
          <style:tab-stop style:type="left" style:position="13.3333in"/>
          <style:tab-stop style:type="left" style:position="13.8888in"/>
          <style:tab-stop style:type="left" style:position="14.4444in"/>
          <style:tab-stop style:type="left" style:position="15in"/>
          <style:tab-stop style:type="left" style:position="15.5555in"/>
          <style:tab-stop style:type="left" style:position="16.1111in"/>
          <style:tab-stop style:type="left" style:position="16.6666in"/>
          <style:tab-stop style:type="left" style:position="17.2222in"/>
        </style:tab-stops>
      </style:paragraph-properties>
    </style:style>
    <style:style style:name="T7" style:parent-style-name="기본단락글꼴" style:family="text">
      <style:text-properties style:font-name="Arial" style:font-name-asian="Arial Unicode MS" style:font-name-complex="Arial" fo:font-weight="bold" style:font-weight-asian="bold" style:font-weight-complex="bold" fo:font-size="16pt" style:font-size-asian="16pt" style:font-size-complex="16pt"/>
    </style:style>
    <style:style style:name="P8" style:parent-style-name="s0" style:family="paragraph">
      <style:paragraph-properties fo:text-align="center" fo:margin-left="-1.352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fo:font-weight="bold" style:font-weight-asian="bold" style:font-weight-complex="bold" fo:font-size="16pt" style:font-size-asian="16pt" style:font-size-complex="16pt"/>
    </style:style>
    <style:style style:name="P9" style:parent-style-name="s0" style:family="paragraph">
      <style:paragraph-properties fo:text-align="center" fo:margin-left="-1.352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fo:font-size="13pt" style:font-size-asian="13pt" style:font-size-complex="13pt"/>
    </style:style>
    <style:style style:name="TableColumn11" style:family="table-column">
      <style:table-column-properties style:column-width="1.6881in" style:use-optimal-column-width="false"/>
    </style:style>
    <style:style style:name="TableColumn12" style:family="table-column">
      <style:table-column-properties style:column-width="4.9645in" style:use-optimal-column-width="false"/>
    </style:style>
    <style:style style:name="Table10" style:family="table">
      <style:table-properties style:width="6.6527in" fo:margin-left="0.0194in" table:align="left"/>
    </style:style>
    <style:style style:name="TableRow13" style:family="table-row">
      <style:table-row-properties style:min-row-height="0.3652in" style:use-optimal-row-height="false"/>
    </style:style>
    <style:style style:name="TableCell14" style:family="table-cell">
      <style:table-cell-properties fo:border="0.0034in solid #000000" style:writing-mode="lr-tb" style:vertical-align="middle" fo:padding-top="0.0194in" fo:padding-left="0.0194in" fo:padding-bottom="0.0194in" fo:padding-right="0.0194in"/>
    </style:style>
    <style:style style:name="P15" style:parent-style-name="s0" style:family="paragraph">
      <style:paragraph-properties fo:text-align="center"/>
      <style:text-properties style:font-name="Arial" style:font-name-asian="Arial Unicode MS" style:font-name-complex="Arial" fo:font-size="11pt" style:font-size-asian="11pt" style:font-size-complex="11pt"/>
    </style:style>
    <style:style style:name="TableCell16" style:family="table-cell">
      <style:table-cell-properties fo:border="0.0034in solid #000000" style:writing-mode="lr-tb" style:vertical-align="middle" fo:padding-top="0.0194in" fo:padding-left="0.0194in" fo:padding-bottom="0.0194in" fo:padding-right="0.0194in"/>
    </style:style>
    <style:style style:name="TableRow17" style:family="table-row">
      <style:table-row-properties style:min-row-height="0.4048in" style:use-optimal-row-height="false"/>
    </style:style>
    <style:style style:name="TableCell18" style:family="table-cell">
      <style:table-cell-properties fo:border="0.0034in solid #000000" style:writing-mode="lr-tb" style:vertical-align="middle" fo:padding-top="0.0194in" fo:padding-left="0.0194in" fo:padding-bottom="0.0194in" fo:padding-right="0.0194in"/>
    </style:style>
    <style:style style:name="P19" style:parent-style-name="s0" style:family="paragraph">
      <style:paragraph-properties fo:text-align="center"/>
      <style:text-properties style:font-name="Arial" style:font-name-asian="Arial Unicode MS" style:font-name-complex="Arial" fo:font-size="11pt" style:font-size-asian="11pt" style:font-size-complex="11pt"/>
    </style:style>
    <style:style style:name="TableCell20" style:family="table-cell">
      <style:table-cell-properties fo:border="0.0034in solid #000000" style:writing-mode="lr-tb" style:vertical-align="middle" fo:padding-top="0.0194in" fo:padding-left="0.0194in" fo:padding-bottom="0.0194in" fo:padding-right="0.0194in"/>
    </style:style>
    <style:style style:name="P21" style:parent-style-name="s0" style:family="paragraph">
      <style:paragraph-properties fo:text-align="center" fo:margin-left="-1.352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fo:font-size="13pt" style:font-size-asian="13pt" style:font-size-complex="13pt"/>
    </style:style>
    <style:style style:name="P22" style:parent-style-name="표준" style:family="paragraph">
      <style:text-properties style:font-name="Arial" style:font-name-asian="Arial Unicode MS" style:font-name-complex="Arial" fo:color="#FF0000" style:letter-kerning="false" fo:font-size="13pt" style:font-size-asian="13pt" style:font-size-complex="13pt"/>
    </style:style>
    <style:style style:name="P23" style:parent-style-name="s0" style:family="paragraph">
      <style:paragraph-properties fo:text-align="center" fo:margin-left="-1.352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fo:font-size="13pt" style:font-size-asian="13pt" style:font-size-complex="13pt"/>
    </style:style>
    <style:style style:name="P24" style:parent-style-name="s0" style:family="paragraph">
      <style:paragraph-properties fo:text-align="justify" fo:line-height="150%"/>
    </style:style>
    <style:style style:name="T25" style:parent-style-name="기본단락글꼴" style:family="text">
      <style:text-properties style:font-name="Arial" style:font-name-asian="Arial Unicode MS" style:font-name-complex="Arial" fo:font-weight="bold" style:font-weight-asian="bold" fo:color="#FF0000" fo:font-size="11pt" style:font-size-asian="11pt" style:font-size-complex="11pt"/>
    </style:style>
    <style:style style:name="T26" style:parent-style-name="기본단락글꼴" style:family="text">
      <style:text-properties style:font-name="Arial" style:font-name-asian="Arial Unicode MS" style:font-name-complex="Arial" fo:font-weight="bold" style:font-weight-asian="bold"/>
    </style:style>
    <style:style style:name="T27" style:parent-style-name="기본단락글꼴" style:family="text">
      <style:text-properties style:font-name="Arial" style:font-name-asian="Arial Unicode MS" style:font-name-complex="Arial" fo:font-weight="bold" style:font-weight-asian="bold"/>
    </style:style>
    <style:style style:name="TableColumn29" style:family="table-column">
      <style:table-column-properties style:column-width="6.6236in" style:use-optimal-column-width="false"/>
    </style:style>
    <style:style style:name="Table28" style:family="table">
      <style:table-properties style:width="6.6236in" fo:margin-left="0.0194in" table:align="left"/>
    </style:style>
    <style:style style:name="TableRow30" style:family="table-row">
      <style:table-row-properties style:min-row-height="2.377in" style:use-optimal-row-height="false"/>
    </style:style>
    <style:style style:name="TableCell31" style:family="table-cell">
      <style:table-cell-properties fo:border="0.0034in solid #000000" style:writing-mode="lr-tb" style:vertical-align="middle" fo:padding-top="0.0194in" fo:padding-left="0.0194in" fo:padding-bottom="0.0194in" fo:padding-right="0.0194in"/>
    </style:style>
    <style:style style:name="P32"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3"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4"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5"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6"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7"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8"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39"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0"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1"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2"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3"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4"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5"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6"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7"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8"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49"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0"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1"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2"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3"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4"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5"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6"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7" style:parent-style-name="s0" style:family="paragraph">
      <style:paragraph-properties fo:text-align="justify" fo:line-height="150%"/>
      <style:text-properties style:font-name="Arial" style:font-name-asian="Arial Unicode MS" style:font-name-complex="Arial" fo:font-size="11pt" style:font-size-asian="11pt" style:font-size-complex="11pt"/>
    </style:style>
    <style:style style:name="P58"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59" style:parent-style-name="s0" style:family="paragraph">
      <style:paragraph-properties fo:text-align="justify"/>
      <style:text-properties style:font-name="Arial" style:font-name-asian="Arial Unicode MS" style:font-name-complex="Arial"/>
    </style:style>
    <style:style style:name="P60" style:parent-style-name="s0" style:family="paragraph">
      <style:paragraph-properties fo:text-align="justify"/>
    </style:style>
    <style:style style:name="T61" style:parent-style-name="기본단락글꼴" style:family="text">
      <style:text-properties style:font-name="Arial" style:font-name-asian="Arial Unicode MS" style:font-name-complex="Arial" fo:font-weight="bold" style:font-weight-asian="bold"/>
    </style:style>
    <style:style style:name="T62" style:parent-style-name="기본단락글꼴" style:family="text">
      <style:text-properties style:font-name="Arial" style:font-name-asian="Arial Unicode MS" style:font-name-complex="Arial" fo:font-weight="bold" style:font-weight-asian="bold"/>
    </style:style>
    <style:style style:name="P63" style:parent-style-name="s0" style:family="paragraph">
      <style:paragraph-properties fo:text-align="justify"/>
    </style:style>
    <style:style style:name="P64" style:parent-style-name="s0" style:family="paragraph">
      <style:paragraph-properties fo:text-align="justify"/>
    </style:style>
    <style:style style:name="P65" style:parent-style-name="s0" style:family="paragraph">
      <style:paragraph-properties fo:text-align="justify"/>
    </style:style>
    <style:style style:name="P66" style:parent-style-name="s0" style:family="paragraph">
      <style:paragraph-properties fo:text-align="justify"/>
    </style:style>
    <style:style style:name="P67" style:parent-style-name="s0" style:family="paragraph">
      <style:paragraph-properties fo:text-align="justify"/>
    </style:style>
    <style:style style:name="P68" style:parent-style-name="s0" style:family="paragraph">
      <style:paragraph-properties fo:text-align="justify"/>
    </style:style>
    <style:style style:name="P69" style:parent-style-name="s0" style:family="paragraph">
      <style:paragraph-properties fo:text-align="justify"/>
    </style:style>
    <style:style style:name="P70" style:parent-style-name="s0" style:family="paragraph">
      <style:paragraph-properties fo:text-align="justify"/>
    </style:style>
    <style:style style:name="P71" style:parent-style-name="s0" style:family="paragraph">
      <style:paragraph-properties fo:text-align="justify"/>
    </style:style>
    <style:style style:name="P72" style:parent-style-name="s0" style:family="paragraph">
      <style:paragraph-properties fo:text-align="justify"/>
    </style:style>
    <style:style style:name="P73" style:parent-style-name="s0" style:family="paragraph">
      <style:paragraph-properties fo:text-align="justify"/>
    </style:style>
    <style:style style:name="P74" style:parent-style-name="s0" style:family="paragraph">
      <style:paragraph-properties fo:text-align="justify"/>
    </style:style>
    <style:style style:name="P75" style:parent-style-name="s0" style:family="paragraph">
      <style:paragraph-properties fo:text-align="justify"/>
    </style:style>
    <style:style style:name="P76" style:parent-style-name="s0" style:family="paragraph">
      <style:paragraph-properties fo:text-align="justify"/>
    </style:style>
    <style:style style:name="P77" style:parent-style-name="s0" style:family="paragraph">
      <style:paragraph-properties fo:text-align="justify"/>
    </style:style>
    <style:style style:name="P78" style:parent-style-name="s0" style:family="paragraph">
      <style:paragraph-properties fo:text-align="justify"/>
    </style:style>
    <style:style style:name="P79" style:parent-style-name="s0" style:family="paragraph">
      <style:paragraph-properties fo:text-align="justify"/>
    </style:style>
    <style:style style:name="P80" style:parent-style-name="s0" style:family="paragraph">
      <style:paragraph-properties fo:text-align="justify"/>
    </style:style>
    <style:style style:name="P81" style:parent-style-name="s0" style:family="paragraph">
      <style:paragraph-properties fo:text-align="justify"/>
    </style:style>
    <style:style style:name="P82" style:parent-style-name="s0" style:family="paragraph">
      <style:paragraph-properties fo:text-align="justify"/>
    </style:style>
    <style:style style:name="P83" style:parent-style-name="s0" style:family="paragraph">
      <style:paragraph-properties fo:text-align="justify"/>
      <style:text-properties style:font-name="Arial" style:font-name-asian="Arial Unicode MS" style:font-name-complex="Arial"/>
    </style:style>
    <style:style style:name="P84" style:parent-style-name="s0" style:family="paragraph">
      <style:paragraph-properties fo:text-align="justify"/>
    </style:style>
    <style:style style:name="T85" style:parent-style-name="Hyperlink" style:family="text">
      <style:text-properties style:font-name="Arial" style:font-name-asian="Arial Unicode MS" style:font-name-complex="Arial"/>
    </style:style>
    <style:style style:name="T86" style:parent-style-name="DefaultParagraphFont" style:family="text">
      <style:text-properties style:font-name="Arial" style:font-name-asian="Arial Unicode MS" style:font-name-complex="Arial"/>
    </style:style>
    <style:style style:name="P87" style:parent-style-name="s0" style:family="paragraph">
      <style:paragraph-properties fo:text-align="justify"/>
    </style:style>
    <style:style style:name="T88" style:parent-style-name="Hyperlink" style:family="text">
      <style:text-properties style:font-name="Arial" style:font-name-asian="Arial Unicode MS" style:font-name-complex="Arial"/>
    </style:style>
    <style:style style:name="T89" style:parent-style-name="DefaultParagraphFont" style:family="text">
      <style:text-properties style:font-name="Arial" style:font-name-asian="Arial Unicode MS" style:font-name-complex="Arial"/>
    </style:style>
    <style:style style:name="P90"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1"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2"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3"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4"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5"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6"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7"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8"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99"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100" style:parent-style-name="s0" style:family="paragraph">
      <style:paragraph-properties fo:text-align="justify"/>
      <style:text-properties style:font-name="Arial" style:font-name-asian="Arial Unicode MS" style:font-name-complex="Arial" fo:font-weight="bold" style:font-weight-asian="bold" style:font-weight-complex="bold"/>
    </style:style>
    <style:style style:name="P101" style:parent-style-name="s0" style:family="paragraph">
      <style:paragraph-properties fo:text-align="justify"/>
      <style:text-properties style:font-name="Arial" style:font-name-asian="Arial Unicode MS" style:font-name-complex="Arial" fo:font-weight="bold" style:font-weight-asian="bold" style:font-weight-complex="bold"/>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Software Development Plan (SDP)</text:span></text:p>
          </table:table-cell>
        </table:table-row>
      </table:table>
      <text:p text:style-name="P8"/>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Team name</text:p>
          </table:table-cell>
          <table:table-cell table:style-name="TableCell16">
            <text:p text:style-name="s0">Next--Star--Developpers</text:p>
          </table:table-cell>
        </table:table-row>
        <table:table-row table:style-name="TableRow17">
          <table:table-cell table:style-name="TableCell18">
            <text:p text:style-name="P19">Program title</text:p>
          </table:table-cell>
          <table:table-cell table:style-name="TableCell20">
            <text:p text:style-name="s0">REMOTE DESKTOP OVER WIFI</text:p>
          </table:table-cell>
        </table:table-row>
      </table:table>
      <text:p text:style-name="P21"/>
      <text:p text:style-name="P22">※ If you already have SDP document or want to correct it, you can send the new one by email before the deadline.</text:p>
      <text:p text:style-name="P23"/>
      <text:p text:style-name="P24"><text:span text:style-name="T25"><text:s/></text:span><text:span text:style-name="T26">1.<text:s/></text:span><text:span text:style-name="T27">Program Overview</text:span></text:p>
      <table:table table:style-name="Table28">
        <table:table-columns>
          <table:table-column table:style-name="TableColumn29"/>
        </table:table-columns>
        <table:table-row table:style-name="TableRow30">
          <table:table-cell table:style-name="TableCell31">
            <text:p text:style-name="P32">have you ever been spent much time infront of your computer waiting for a task to be completed; for a skype message/response on anything else?</text:p>
            <text:p text:style-name="P33">have you ever stopped using you computer for many times because your screen has been broken or your mouse/keybord didn't work?</text:p>
            <text:p text:style-name="P34"/>
            <text:p text:style-name="P35">remote computer<text:s/>is a project started because we<text:s/>think that all what we need from a computer in other to manage it is the cpu, memory and a way to connect them. We can then provide a technology to manage those form every thing such as phone, tablet, tv, ...</text:p>
            <text:p text:style-name="P36"/>
            <text:p text:style-name="P37">In other to croncretize this idea, We<text:s/>started by create an application client/server in java and android which can permit to everybody everywhere to manage his computer (see what is displayed on the screen, hear sound, use the mouse and the keyboard) from android terminal.</text:p>
            <text:p text:style-name="P38"/>
            <text:p text:style-name="P39"/>
            <text:p text:style-name="P40">Functional and non-Functional features:</text:p>
            <text:p text:style-name="P41"/>
            <text:p text:style-name="P42">-<text:tab/>Use of UDP Protocol to automatic locate Remote Computer Server and to send data which means fast and faster transmissions.</text:p>
            <text:p text:style-name="P43">-<text:tab/>Automatic Server location</text:p>
            <text:p text:style-name="P44">-<text:tab/>You can select the computer screen area to display directly from the android application and change intuitively ( by sliding your finger on the screen )</text:p>
            <text:p text:style-name="P45">-<text:tab/>You can increase or decrease the zoom on an item in the capture area. (e.g. select a text box and zoom to read clearly )</text:p>
            <text:soft-page-break/>
            <text:p text:style-name="P46">-<text:tab/>You can right click or left click</text:p>
            <text:p text:style-name="P47">-<text:tab/>you can hear your Computer speakers directly onto your mobile while viewing and handling the keyboard and mouse devices</text:p>
            <text:p text:style-name="P48">-<text:tab/>Give your tips, comments, criticisms and issues with the community of users directly through the application.</text:p>
            <text:p text:style-name="P49">-<text:tab/><text:s/>Capture unique moments through screenshots.</text:p>
            <text:p text:style-name="P50">-<text:tab/>handle mouse scroll (use volume up and down button)</text:p>
            <text:p text:style-name="P51">-<text:tab/>Take an image through your smartphone and save it directly to your PC</text:p>
            <text:p text:style-name="P52">-<text:tab/>drag and drop components</text:p>
            <text:p text:style-name="P53">-<text:tab/>shutdown server computer</text:p>
            <text:p text:style-name="P54">-<text:tab/>restart server computer</text:p>
            <text:p text:style-name="P55">-<text:tab/>shutdown server application</text:p>
            <text:p text:style-name="P56">-<text:tab/>restart server application</text:p>
            <text:p text:style-name="P57"/>
          </table:table-cell>
        </table:table-row>
      </table:table>
      <text:p text:style-name="P58"/>
      <text:p text:style-name="P59"/>
      <text:p text:style-name="P60"><text:span text:style-name="T61">2. Long-term<text:s/></text:span><text:span text:style-name="T62">prospects of the program developed (No specific form is required.)</text:span></text:p>
      <text:p text:style-name="P63">In fact the original purpose of this project is to develop an android client associated with a java server application running on a computer will allow anyone to view all or part of his computer screen directly on their smartphone or tablet remotely and perform actions such as moving the mouse cursor, making clicks and even enter characters.</text:p>
      <text:p text:style-name="P64"/>
      <text:p text:style-name="P65">These actions are performed directly on the in-use application on the computer screen.</text:p>
      <text:p text:style-name="P66"/>
      <text:p text:style-name="P67">Interest:</text:p>
      <text:p text:style-name="P68"/>
      <text:p text:style-name="P69">- Do not have to spend hours in front of his computer waiting for the end of a download or reply to an email.</text:p>
      <text:p text:style-name="P70"/>
      <text:p text:style-name="P71">- Having the flexibility to monitor programs or processes running in his machine directly from their mobile via a wireless network, lan or GPRS and perform actions</text:p>
      <text:p text:style-name="P72"/>
      <text:p text:style-name="P73">- Check the machine in his absence to see if someone uses it without his knowledge.</text:p>
      <text:p text:style-name="P74"/>
      <text:soft-page-break/>
      <text:p text:style-name="P75">- Send email from their phone is not connected to the internet using a computer connected to the internet.</text:p>
      <text:p text:style-name="P76"/>
      <text:p text:style-name="P77">- Lots of other possibilities.</text:p>
      <text:p text:style-name="P78"/>
      <text:p text:style-name="P79"/>
      <text:p text:style-name="P80"/>
      <text:p text:style-name="P81"/>
      <text:p text:style-name="P82">A long-term goal is to enable an android phone to delegate the performance of tasks requiring a lot of resources to the computer and receive the results.<text:s/></text:p>
      <text:p text:style-name="P83"/>
      <text:p text:style-name="P84"><text:a xlink:href="https://github.com/stuenofotso/remoteComputer" office:target-frame-name="_top" xlink:show="replace"><text:span text:style-name="T85">https://github.com/stuenofotso/remoteComputer</text:span></text:a><text:span text:style-name="T86"><text:s/></text:span></text:p>
      <text:p text:style-name="P87"><text:a xlink:href="https://play.google.com/store/apps/details?id=com.polytech.remotecomputer" office:target-frame-name="_top" xlink:show="replace"><text:span text:style-name="T88">https://play.google.com/store/apps/details?id=com.polytech.remotecomputer</text:span></text:a><text:span text:style-name="T89"><text:s/></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Batang" svg:font-family="Batang" style:font-family-generic="system" style:font-pitch="fixed" svg:panose-1="2 3 6 0 0 1 1 1 1 1"/>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555in"/>
      <style:text-properties style:font-name="Malgun Gothic"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표준" style:display-name="표준" style:family="paragraph">
      <style:paragraph-properties fo:widows="0" fo:orphans="0" style:line-break="normal" style:text-autospace="none" fo:text-align="justify"/>
      <style:text-properties style:letter-kerning="true" style:font-size-complex="11pt" fo:hyphenate="false"/>
    </style:style>
    <style:style style:name="s0" style:display-name="s0" style:family="paragraph">
      <style:paragraph-properties fo:widows="0" fo:orphans="0" style:text-autospace="none"/>
      <style:text-properties style:font-name="Batang" style:font-name-asian="Batang" fo:font-size="12pt" style:font-size-asian="12pt" style:font-size-complex="12pt" fo:hyphenate="false"/>
    </style:style>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기본단락글꼴" style:display-name="기본 단락 글꼴" style:family="text"/>
    <style:style style:name="머리글Char" style:display-name="머리글 Char" style:family="text" style:parent-style-name="기본단락글꼴">
      <style:text-properties style:font-name-complex="Times New Roman"/>
    </style:style>
    <style:style style:name="바닥글Char" style:display-name="바닥글 Char" style:family="text" style:parent-style-name="기본단락글꼴">
      <style:text-properties style:font-name-complex="Times New Roma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1.18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본인은 공지된 “공개SW Project 챌린지 2007 ”의 취지를 이해하고</dc:title>
    <meta:initial-creator>root</meta:initial-creator>
    <dc:creator>TUENO FOTSO Steve Jeffrey</dc:creator>
    <meta:creation-date>2013-05-13T08:12:00Z</meta:creation-date>
    <dc:date>2016-08-22T17:47:00Z</dc:date>
    <meta:template xlink:href="Normal" xlink:type="simple"/>
    <meta:editing-cycles>3</meta:editing-cycles>
    <meta:editing-duration>PT1320S</meta:editing-duration>
    <meta:document-statistic meta:page-count="3" meta:paragraph-count="7" meta:word-count="550" meta:character-count="3573" meta:row-count="25" meta:non-whitespace-character-count="3030"/>
  </office:meta>
</office:document-meta>
</file>